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 style:master-page-name="Standard">
      <style:table-properties style:width="8.125in" fo:margin-left="-0.0104in" style:page-number="0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125in"/>
    </style:style>
    <style:style style:name="Table1.1" style:family="table-row">
      <style:table-row-properties style:row-height="1in" style:keep-together="false"/>
    </style:style>
    <style:style style:name="Table1.A1" style:family="table-cell">
      <style:table-cell-properties fo:padding-left="0.0104in" fo:padding-right="0.0104in" fo:padding-top="0in" fo:padding-bottom="0in" fo:border="none" style:writing-mode="lr-tb"/>
    </style:style>
    <style:style style:name="Table1.B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paragraph-properties fo:margin-left="0.0736in" fo:margin-right="0.0736in" fo:text-align="center" style:justify-single-word="false" fo:text-indent="0in" style:auto-text-indent="false" style:snap-to-layout-grid="false"/>
      <style:text-properties style:font-name="Verdana"/>
    </style:style>
    <style:style style:name="P2" style:family="paragraph" style:parent-style-name="Standard">
      <style:paragraph-properties fo:margin-left="0.0736in" fo:margin-right="0.0736in" fo:text-indent="0in" style:auto-text-indent="false" style:snap-to-layout-grid="false"/>
    </style:style>
    <style:style style:name="P3" style:family="paragraph" style:parent-style-name="Standard">
      <style:text-properties text:display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PWM Driver v1.1 Kit”</text:p>
            <text:p text:style-name="P1">make.rrrf.org/pd-1.1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" style:font-size-asian="14pt" style:font-name-complex="Arial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in" fo:margin-left="0.189in" fo:margin-right="0.18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DC</meta:initial-creator>
    <meta:creation-date>2001-11-06T00:40:00</meta:creation-date>
    <dc:creator>Zachary Smith</dc:creator>
    <dc:date>2008-04-25T19:33:44</dc:date>
    <dc:language>en-US</dc:language>
    <meta:editing-cycles>1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0" meta:word-count="300" meta:character-count="2010"/>
  </office:meta>
</office:document-meta>
</file>